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9571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73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5256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padding-bottom="0.0138in" fo:padding-left="0.0138in" fo:padding-right="0.0693in" fo:padding-top="0.0138in"/>
    </style:style>
    <style:style style:name="ce3" style:family="table-cell" style:parent-style-name="Default">
      <style:table-cell-properties style:text-align-source="fix" style:repeat-content="false" fo:wrap-option="wrap" fo:border="1.3pt solid #000000" fo:padding-bottom="0.0417in" fo:padding-left="0.0417in" fo:padding-right="0.028in" fo:padding-top="0.028in" style:vertical-align="middle"/>
      <style:paragraph-properties fo:text-align="center"/>
    </style:style>
    <style:style style:name="ce4" style:family="table-cell" style:parent-style-name="Default">
      <style:table-cell-properties fo:border="0.31pt solid #000000" fo:padding-bottom="0.028in" fo:padding-left="0.0693in" fo:padding-right="0.0693in" fo:padding-top="0.028in"/>
    </style:style>
    <style:style style:name="ce5" style:family="table-cell" style:parent-style-name="Default" style:data-style-name="N120">
      <style:table-cell-properties fo:border="0.31pt solid #000000" fo:padding-bottom="0.028in" fo:padding-left="0.0693in" fo:padding-right="0.0693in" fo:padding-top="0.028in"/>
    </style:style>
    <style:style style:name="ce6" style:family="table-cell" style:parent-style-name="Default">
      <style:table-cell-properties style:text-align-source="fix" style:repeat-content="false" fo:border="0.31pt solid #000000" fo:padding-bottom="0.028in" fo:padding-left="0.0693in" fo:padding-right="0.0693in" fo:padding-top="0.028in"/>
      <style:paragraph-properties fo:text-align="center"/>
    </style:style>
    <style:style style:name="ce7" style:family="table-cell" style:parent-style-name="Default" style:data-style-name="N1">
      <style:table-cell-properties fo:border="0.31pt solid #000000" fo:padding-bottom="0.028in" fo:padding-left="0.0693in" fo:padding-right="0.0693in" fo:padding-top="0.028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articipation in project Euler by count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“Utility” exponent</text:p>
          </table:table-cell>
          <table:table-cell/>
          <table:table-cell office:value-type="float" office:value="0.7">
            <text:p>0.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3" office:value-type="string">
            <text:p>Country</text:p>
          </table:table-cell>
          <table:table-cell table:style-name="ce3" office:value-type="string">
            <text:p>Score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Groups</text:p>
          </table:table-cell>
          <table:table-cell table:style-name="ce3" office:value-type="string">
            <text:p>Project Euler Participants</text:p>
          </table:table-cell>
          <table:table-cell table:style-name="ce3" office:value-type="string">
            <text:p>Population in millions</text:p>
          </table:table-cell>
          <table:table-cell table:style-name="ce3" office:value-type="string">
            <text:p>Participation by population utility</text:p>
          </table:table-cell>
          <table:table-cell table:style-name="ce3" office:value-type="string">
            <text:p>GDP PPP in billions of US dollars</text:p>
          </table:table-cell>
          <table:table-cell table:style-name="ce3" office:value-type="string">
            <text:p>GDP per person in US dollars</text:p>
          </table:table-cell>
          <table:table-cell table:style-name="ce3" office:value-type="string">
            <text:p>Participation by GDP utility</text:p>
          </table:table-cell>
          <table:table-cell/>
          <table:table-cell table:style-name="ce1" table:number-columns-repeated="1012"/>
        </table:table-row>
        <table:table-row table:style-name="ro3">
          <table:table-cell/>
          <table:table-cell table:style-name="ce4" office:value-type="string">
            <text:p>USA</text:p>
          </table:table-cell>
          <table:table-cell table:style-name="ce5" table:formula="of:=SQRT([.K8]*[.H8])" office:value-type="float" office:value="126.672725688439">
            <text:p>126.7</text:p>
          </table:table-cell>
          <table:table-cell table:style-name="ce4" table:formula="of:=RANK([.C8];[.C$8:.C$44])" office:value-type="float" office:value="1">
            <text:p>1</text:p>
          </table:table-cell>
          <table:table-cell table:style-name="ce6" office:value-type="string">
            <text:p>G8</text:p>
          </table:table-cell>
          <table:table-cell table:style-name="ce4" office:value-type="float" office:value="27840">
            <text:p>27840</text:p>
          </table:table-cell>
          <table:table-cell table:style-name="ce5" office:value-type="float" office:value="313.9">
            <text:p>313.9</text:p>
          </table:table-cell>
          <table:table-cell table:style-name="ce5" table:formula="of:=[.F8]/4/POWER([.G8];[.$D$4])" office:value-type="float" office:value="124.410008174798">
            <text:p>124.4</text:p>
          </table:table-cell>
          <table:table-cell table:style-name="ce5" office:value-type="float" office:value="15653">
            <text:p>15653.0</text:p>
          </table:table-cell>
          <table:table-cell table:style-name="ce5" table:formula="of:=1000*[.I8]/[.G8]" office:value-type="float" office:value="49866.199426569">
            <text:p>49866.2</text:p>
          </table:table-cell>
          <table:table-cell table:style-name="ce5" table:formula="of:=4*[.F8]/(POWER([.I8];[.$D$4]))" office:value-type="float" office:value="128.976596567647">
            <text:p>129.0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United Kingdom</text:p>
          </table:table-cell>
          <table:table-cell table:style-name="ce5" table:formula="of:=SQRT([.K9]*[.H9])" office:value-type="float" office:value="111.103543470006">
            <text:p>111.1</text:p>
          </table:table-cell>
          <table:table-cell table:style-name="ce4" table:formula="of:=RANK([.C9];[.C$8:.C$44])" office:value-type="float" office:value="2">
            <text:p>2</text:p>
          </table:table-cell>
          <table:table-cell table:style-name="ce6" office:value-type="string">
            <text:p>G8</text:p>
          </table:table-cell>
          <table:table-cell table:style-name="ce4" office:value-type="float" office:value="7139">
            <text:p>7139</text:p>
          </table:table-cell>
          <table:table-cell table:style-name="ce5" office:value-type="float" office:value="63.2">
            <text:p>63.2</text:p>
          </table:table-cell>
          <table:table-cell table:style-name="ce5" table:formula="of:=[.F9]/4/POWER([.G9];[.$D$4])" office:value-type="float" office:value="97.9660135073297">
            <text:p>98.0</text:p>
          </table:table-cell>
          <table:table-cell table:style-name="ce5" office:value-type="float" office:value="2316">
            <text:p>2316.0</text:p>
          </table:table-cell>
          <table:table-cell table:style-name="ce5" table:formula="of:=1000*[.I9]/[.G9]" office:value-type="float" office:value="36645.5696202532">
            <text:p>36645.6</text:p>
          </table:table-cell>
          <table:table-cell table:style-name="ce5" table:formula="of:=4*[.F9]/(POWER([.I9];[.$D$4]))" office:value-type="float" office:value="126.002854762157">
            <text:p>126.0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Norway</text:p>
          </table:table-cell>
          <table:table-cell table:style-name="ce5" table:formula="of:=SQRT([.K10]*[.H10])" office:value-type="float" office:value="108.925218145238">
            <text:p>108.9</text:p>
          </table:table-cell>
          <table:table-cell table:style-name="ce4" table:formula="of:=RANK([.C10];[.C$8:.C$44])" office:value-type="float" office:value="3">
            <text:p>3</text:p>
          </table:table-cell>
          <table:table-cell table:style-name="ce4"/>
          <table:table-cell table:style-name="ce7" office:value-type="float" office:value="1381">
            <text:p>1381</text:p>
          </table:table-cell>
          <table:table-cell table:style-name="ce5" office:value-type="float" office:value="5.1">
            <text:p>5.1</text:p>
          </table:table-cell>
          <table:table-cell table:style-name="ce5" table:formula="of:=[.F10]/4/POWER([.G10];[.$D$4])" office:value-type="float" office:value="110.365812276701">
            <text:p>110.4</text:p>
          </table:table-cell>
          <table:table-cell table:style-name="ce5" office:value-type="float" office:value="278">
            <text:p>278.0</text:p>
          </table:table-cell>
          <table:table-cell table:style-name="ce5" table:formula="of:=1000*[.I10]/[.G10]" office:value-type="float" office:value="54509.8039215686">
            <text:p>54509.8</text:p>
          </table:table-cell>
          <table:table-cell table:style-name="ce5" table:formula="of:=4*[.F10]/(POWER([.I10];[.$D$4]))" office:value-type="float" office:value="107.503427947791">
            <text:p>107.5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Canada</text:p>
          </table:table-cell>
          <table:table-cell table:style-name="ce5" table:formula="of:=SQRT([.K11]*[.H11])" office:value-type="float" office:value="103.8548306234">
            <text:p>103.9</text:p>
          </table:table-cell>
          <table:table-cell table:style-name="ce4" table:formula="of:=RANK([.C11];[.C$8:.C$44])" office:value-type="float" office:value="4">
            <text:p>4</text:p>
          </table:table-cell>
          <table:table-cell table:style-name="ce6" office:value-type="string">
            <text:p>G8</text:p>
          </table:table-cell>
          <table:table-cell table:style-name="ce4" office:value-type="float" office:value="4597">
            <text:p>4597</text:p>
          </table:table-cell>
          <table:table-cell table:style-name="ce5" office:value-type="float" office:value="34.9">
            <text:p>34.9</text:p>
          </table:table-cell>
          <table:table-cell table:style-name="ce5" table:formula="of:=[.F11]/4/POWER([.G11];[.$D$4])" office:value-type="float" office:value="95.5953381015773">
            <text:p>95.6</text:p>
          </table:table-cell>
          <table:table-cell table:style-name="ce5" office:value-type="float" office:value="1446">
            <text:p>1446.0</text:p>
          </table:table-cell>
          <table:table-cell table:style-name="ce5" table:formula="of:=1000*[.I11]/[.G11]" office:value-type="float" office:value="41432.664756447">
            <text:p>41432.7</text:p>
          </table:table-cell>
          <table:table-cell table:style-name="ce5" table:formula="of:=4*[.F11]/(POWER([.I11];[.$D$4]))" office:value-type="float" office:value="112.827948077911">
            <text:p>112.8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Netherlands</text:p>
          </table:table-cell>
          <table:table-cell table:style-name="ce5" table:formula="of:=SQRT([.K12]*[.H12])" office:value-type="float" office:value="95.5172915749873">
            <text:p>95.5</text:p>
          </table:table-cell>
          <table:table-cell table:style-name="ce4" table:formula="of:=RANK([.C12];[.C$8:.C$44])" office:value-type="float" office:value="5">
            <text:p>5</text:p>
          </table:table-cell>
          <table:table-cell table:style-name="ce4"/>
          <table:table-cell table:style-name="ce7" office:value-type="float" office:value="2552">
            <text:p>2552</text:p>
          </table:table-cell>
          <table:table-cell table:style-name="ce5" office:value-type="float" office:value="16.8">
            <text:p>16.8</text:p>
          </table:table-cell>
          <table:table-cell table:style-name="ce5" table:formula="of:=[.F12]/4/POWER([.G12];[.$D$4])" office:value-type="float" office:value="88.5327962850488">
            <text:p>88.5</text:p>
          </table:table-cell>
          <table:table-cell table:style-name="ce5" office:value-type="float" office:value="710">
            <text:p>710.0</text:p>
          </table:table-cell>
          <table:table-cell table:style-name="ce5" table:formula="of:=1000*[.I12]/[.G12]" office:value-type="float" office:value="42261.9047619048">
            <text:p>42261.9</text:p>
          </table:table-cell>
          <table:table-cell table:style-name="ce5" table:formula="of:=4*[.F12]/(POWER([.I12];[.$D$4]))" office:value-type="float" office:value="103.052804979141">
            <text:p>103.1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Israel</text:p>
          </table:table-cell>
          <table:table-cell table:style-name="ce5" table:formula="of:=SQRT([.K13]*[.H13])" office:value-type="float" office:value="93.1527357473218">
            <text:p>93.2</text:p>
          </table:table-cell>
          <table:table-cell table:style-name="ce4" table:formula="of:=RANK([.C13];[.C$8:.C$44])" office:value-type="float" office:value="6">
            <text:p>6</text:p>
          </table:table-cell>
          <table:table-cell table:style-name="ce6"/>
          <table:table-cell table:style-name="ce4" office:value-type="float" office:value="1313">
            <text:p>1313</text:p>
          </table:table-cell>
          <table:table-cell table:style-name="ce5" office:value-type="float" office:value="7.9">
            <text:p>7.9</text:p>
          </table:table-cell>
          <table:table-cell table:style-name="ce5" table:formula="of:=[.F13]/4/POWER([.G13];[.$D$4])" office:value-type="float" office:value="77.2441806502398">
            <text:p>77.2</text:p>
          </table:table-cell>
          <table:table-cell table:style-name="ce5" office:value-type="float" office:value="242.9">
            <text:p>242.9</text:p>
          </table:table-cell>
          <table:table-cell table:style-name="ce5" table:formula="of:=1000*[.I13]/[.G13]" office:value-type="float" office:value="30746.835443038">
            <text:p>30746.8</text:p>
          </table:table-cell>
          <table:table-cell table:style-name="ce5" table:formula="of:=4*[.F13]/(POWER([.I13];[.$D$4]))" office:value-type="float" office:value="112.337681676004">
            <text:p>112.3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Australia</text:p>
          </table:table-cell>
          <table:table-cell table:style-name="ce5" table:formula="of:=SQRT([.K14]*[.H14])" office:value-type="float" office:value="76.8096397085248">
            <text:p>76.8</text:p>
          </table:table-cell>
          <table:table-cell table:style-name="ce4" table:formula="of:=RANK([.C14];[.C$8:.C$44])" office:value-type="float" office:value="7">
            <text:p>7</text:p>
          </table:table-cell>
          <table:table-cell table:style-name="ce6" office:value-type="string">
            <text:p>G20</text:p>
          </table:table-cell>
          <table:table-cell table:style-name="ce4" office:value-type="float" office:value="2535">
            <text:p>2535</text:p>
          </table:table-cell>
          <table:table-cell table:style-name="ce5" office:value-type="float" office:value="22.7">
            <text:p>22.7</text:p>
          </table:table-cell>
          <table:table-cell table:style-name="ce5" table:formula="of:=[.F14]/4/POWER([.G14];[.$D$4])" office:value-type="float" office:value="71.2360569283066">
            <text:p>71.2</text:p>
          </table:table-cell>
          <table:table-cell table:style-name="ce5" office:value-type="float" office:value="961">
            <text:p>961.0</text:p>
          </table:table-cell>
          <table:table-cell table:style-name="ce5" table:formula="of:=1000*[.I14]/[.G14]" office:value-type="float" office:value="42334.8017621145">
            <text:p>42334.8</text:p>
          </table:table-cell>
          <table:table-cell table:style-name="ce5" table:formula="of:=4*[.F14]/(POWER([.I14];[.$D$4]))" office:value-type="float" office:value="82.8193053707478">
            <text:p>82.8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New Zealand</text:p>
          </table:table-cell>
          <table:table-cell table:style-name="ce5" table:formula="of:=SQRT([.K15]*[.H15])" office:value-type="float" office:value="74.1653696019657">
            <text:p>74.2</text:p>
          </table:table-cell>
          <table:table-cell table:style-name="ce4" table:formula="of:=RANK([.C15];[.C$8:.C$44])" office:value-type="float" office:value="8">
            <text:p>8</text:p>
          </table:table-cell>
          <table:table-cell table:style-name="ce6"/>
          <table:table-cell table:style-name="ce4" office:value-type="float" office:value="702">
            <text:p>702</text:p>
          </table:table-cell>
          <table:table-cell table:style-name="ce5" office:value-type="float" office:value="4.4">
            <text:p>4.4</text:p>
          </table:table-cell>
          <table:table-cell table:style-name="ce5" table:formula="of:=[.F15]/4/POWER([.G15];[.$D$4])" office:value-type="float" office:value="62.2100065775906">
            <text:p>62.2</text:p>
          </table:table-cell>
          <table:table-cell table:style-name="ce5" office:value-type="float" office:value="139.8">
            <text:p>139.8</text:p>
          </table:table-cell>
          <table:table-cell table:style-name="ce5" table:formula="of:=1000*[.I15]/[.G15]" office:value-type="float" office:value="31772.7272727273">
            <text:p>31772.7</text:p>
          </table:table-cell>
          <table:table-cell table:style-name="ce5" table:formula="of:=4*[.F15]/(POWER([.I15];[.$D$4]))" office:value-type="float" office:value="88.4182843050457">
            <text:p>88.4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Germany</text:p>
          </table:table-cell>
          <table:table-cell table:style-name="ce5" table:formula="of:=SQRT([.K16]*[.H16])" office:value-type="float" office:value="71.4042820041769">
            <text:p>71.4</text:p>
          </table:table-cell>
          <table:table-cell table:style-name="ce4" table:formula="of:=RANK([.C16];[.C$8:.C$44])" office:value-type="float" office:value="9">
            <text:p>9</text:p>
          </table:table-cell>
          <table:table-cell table:style-name="ce6" office:value-type="string">
            <text:p>G8</text:p>
          </table:table-cell>
          <table:table-cell table:style-name="ce4" office:value-type="float" office:value="5622">
            <text:p>5622</text:p>
          </table:table-cell>
          <table:table-cell table:style-name="ce5" office:value-type="float" office:value="81.9">
            <text:p>81.9</text:p>
          </table:table-cell>
          <table:table-cell table:style-name="ce5" table:formula="of:=[.F16]/4/POWER([.G16];[.$D$4])" office:value-type="float" office:value="64.3475652160098">
            <text:p>64.3</text:p>
          </table:table-cell>
          <table:table-cell table:style-name="ce5" office:value-type="float" office:value="3194">
            <text:p>3194.0</text:p>
          </table:table-cell>
          <table:table-cell table:style-name="ce5" table:formula="of:=1000*[.I16]/[.G16]" office:value-type="float" office:value="38998.778998779">
            <text:p>38998.8</text:p>
          </table:table-cell>
          <table:table-cell table:style-name="ce5" table:formula="of:=4*[.F16]/(POWER([.I16];[.$D$4]))" office:value-type="float" office:value="79.2348781405561">
            <text:p>79.2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Poland</text:p>
          </table:table-cell>
          <table:table-cell table:style-name="ce5" table:formula="of:=SQRT([.K17]*[.H17])" office:value-type="float" office:value="56.4244050462573">
            <text:p>56.4</text:p>
          </table:table-cell>
          <table:table-cell table:style-name="ce4" table:formula="of:=RANK([.C17];[.C$8:.C$44])" office:value-type="float" office:value="10">
            <text:p>10</text:p>
          </table:table-cell>
          <table:table-cell table:style-name="ce4"/>
          <table:table-cell table:style-name="ce7" office:value-type="float" office:value="2103">
            <text:p>2103</text:p>
          </table:table-cell>
          <table:table-cell table:style-name="ce5" office:value-type="float" office:value="38.5">
            <text:p>38.5</text:p>
          </table:table-cell>
          <table:table-cell table:style-name="ce5" table:formula="of:=[.F17]/4/POWER([.G17];[.$D$4])" office:value-type="float" office:value="40.8278744596432">
            <text:p>40.8</text:p>
          </table:table-cell>
          <table:table-cell table:style-name="ce5" office:value-type="float" office:value="802">
            <text:p>802.0</text:p>
          </table:table-cell>
          <table:table-cell table:style-name="ce5" table:formula="of:=1000*[.I17]/[.G17]" office:value-type="float" office:value="20831.1688311688">
            <text:p>20831.2</text:p>
          </table:table-cell>
          <table:table-cell table:style-name="ce5" table:formula="of:=4*[.F17]/(POWER([.I17];[.$D$4]))" office:value-type="float" office:value="77.9789182503511">
            <text:p>78.0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Switzerland</text:p>
          </table:table-cell>
          <table:table-cell table:style-name="ce5" table:formula="of:=SQRT([.K18]*[.H18])" office:value-type="float" office:value="50.2752294390834">
            <text:p>50.3</text:p>
          </table:table-cell>
          <table:table-cell table:style-name="ce4" table:formula="of:=RANK([.C18];[.C$8:.C$44])" office:value-type="float" office:value="11">
            <text:p>11</text:p>
          </table:table-cell>
          <table:table-cell table:style-name="ce4"/>
          <table:table-cell table:style-name="ce7" office:value-type="float" office:value="822">
            <text:p>822</text:p>
          </table:table-cell>
          <table:table-cell table:style-name="ce5" office:value-type="float" office:value="8.1">
            <text:p>8.1</text:p>
          </table:table-cell>
          <table:table-cell table:style-name="ce5" table:formula="of:=[.F18]/4/POWER([.G18];[.$D$4])" office:value-type="float" office:value="47.5195493085351">
            <text:p>47.5</text:p>
          </table:table-cell>
          <table:table-cell table:style-name="ce5" office:value-type="float" office:value="362">
            <text:p>362.0</text:p>
          </table:table-cell>
          <table:table-cell table:style-name="ce5" table:formula="of:=1000*[.I18]/[.G18]" office:value-type="float" office:value="44691.3580246914">
            <text:p>44691.4</text:p>
          </table:table-cell>
          <table:table-cell table:style-name="ce5" table:formula="of:=4*[.F18]/(POWER([.I18];[.$D$4]))" office:value-type="float" office:value="53.1907127052338">
            <text:p>53.2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France</text:p>
          </table:table-cell>
          <table:table-cell table:style-name="ce5" table:formula="of:=SQRT([.K19]*[.H19])" office:value-type="float" office:value="45.9942191167984">
            <text:p>46.0</text:p>
          </table:table-cell>
          <table:table-cell table:style-name="ce4" table:formula="of:=RANK([.C19];[.C$8:.C$44])" office:value-type="float" office:value="12">
            <text:p>12</text:p>
          </table:table-cell>
          <table:table-cell table:style-name="ce6" office:value-type="string">
            <text:p>G8</text:p>
          </table:table-cell>
          <table:table-cell table:style-name="ce4" office:value-type="float" office:value="2967">
            <text:p>2967</text:p>
          </table:table-cell>
          <table:table-cell table:style-name="ce5" office:value-type="float" office:value="65.7">
            <text:p>65.7</text:p>
          </table:table-cell>
          <table:table-cell table:style-name="ce5" table:formula="of:=[.F19]/4/POWER([.G19];[.$D$4])" office:value-type="float" office:value="39.6243176289054">
            <text:p>39.6</text:p>
          </table:table-cell>
          <table:table-cell table:style-name="ce5" office:value-type="float" office:value="2253">
            <text:p>2253.0</text:p>
          </table:table-cell>
          <table:table-cell table:style-name="ce5" table:formula="of:=1000*[.I19]/[.G19]" office:value-type="float" office:value="34292.2374429224">
            <text:p>34292.2</text:p>
          </table:table-cell>
          <table:table-cell table:style-name="ce5" table:formula="of:=4*[.F19]/(POWER([.I19];[.$D$4]))" office:value-type="float" office:value="53.3881292789976">
            <text:p>53.4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Russia</text:p>
          </table:table-cell>
          <table:table-cell table:style-name="ce5" table:formula="of:=SQRT([.K20]*[.H20])" office:value-type="float" office:value="33.3084997354517">
            <text:p>33.3</text:p>
          </table:table-cell>
          <table:table-cell table:style-name="ce4" table:formula="of:=RANK([.C20];[.C$8:.C$44])" office:value-type="float" office:value="13">
            <text:p>13</text:p>
          </table:table-cell>
          <table:table-cell table:style-name="ce6" office:value-type="string">
            <text:p>G8</text:p>
          </table:table-cell>
          <table:table-cell table:style-name="ce4" office:value-type="float" office:value="2934">
            <text:p>2934</text:p>
          </table:table-cell>
          <table:table-cell table:style-name="ce5" office:value-type="float" office:value="143.5">
            <text:p>143.5</text:p>
          </table:table-cell>
          <table:table-cell table:style-name="ce5" table:formula="of:=[.F20]/4/POWER([.G20];[.$D$4])" office:value-type="float" office:value="22.6779496865002">
            <text:p>22.7</text:p>
          </table:table-cell>
          <table:table-cell table:style-name="ce5" office:value-type="float" office:value="2512">
            <text:p>2512.0</text:p>
          </table:table-cell>
          <table:table-cell table:style-name="ce5" table:formula="of:=1000*[.I20]/[.G20]" office:value-type="float" office:value="17505.2264808362">
            <text:p>17505.2</text:p>
          </table:table-cell>
          <table:table-cell table:style-name="ce5" table:formula="of:=4*[.F20]/(POWER([.I20];[.$D$4]))" office:value-type="float" office:value="48.9222425291396">
            <text:p>48.9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India</text:p>
          </table:table-cell>
          <table:table-cell table:style-name="ce5" table:formula="of:=SQRT([.K21]*[.H21])" office:value-type="float" office:value="30.4454805493435">
            <text:p>30.4</text:p>
          </table:table-cell>
          <table:table-cell table:style-name="ce4" table:formula="of:=RANK([.C21];[.C$8:.C$44])" office:value-type="float" office:value="14">
            <text:p>14</text:p>
          </table:table-cell>
          <table:table-cell table:style-name="ce6" office:value-type="string">
            <text:p>G20</text:p>
          </table:table-cell>
          <table:table-cell table:style-name="ce4" office:value-type="float" office:value="7103">
            <text:p>7103</text:p>
          </table:table-cell>
          <table:table-cell table:style-name="ce5" office:value-type="float" office:value="1237">
            <text:p>1237.0</text:p>
          </table:table-cell>
          <table:table-cell table:style-name="ce5" table:formula="of:=[.F21]/4/POWER([.G21];[.$D$4])" office:value-type="float" office:value="12.1541063903833">
            <text:p>12.2</text:p>
          </table:table-cell>
          <table:table-cell table:style-name="ce5" office:value-type="float" office:value="4711">
            <text:p>4711.0</text:p>
          </table:table-cell>
          <table:table-cell table:style-name="ce5" table:formula="of:=1000*[.I21]/[.G21]" office:value-type="float" office:value="3808.40743734842">
            <text:p>3808.4</text:p>
          </table:table-cell>
          <table:table-cell table:style-name="ce5" table:formula="of:=4*[.F21]/(POWER([.I21];[.$D$4]))" office:value-type="float" office:value="76.2645361253272">
            <text:p>76.3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Singapore</text:p>
          </table:table-cell>
          <table:table-cell table:style-name="ce5" table:formula="of:=SQRT([.K22]*[.H22])" office:value-type="float" office:value="27.9380010171027">
            <text:p>27.9</text:p>
          </table:table-cell>
          <table:table-cell table:style-name="ce4" table:formula="of:=RANK([.C22];[.C$8:.C$44])" office:value-type="float" office:value="15">
            <text:p>15</text:p>
          </table:table-cell>
          <table:table-cell table:style-name="ce4"/>
          <table:table-cell table:style-name="ce7" office:value-type="float" office:value="380">
            <text:p>380</text:p>
          </table:table-cell>
          <table:table-cell table:style-name="ce5" office:value-type="float" office:value="5.3">
            <text:p>5.3</text:p>
          </table:table-cell>
          <table:table-cell table:style-name="ce5" table:formula="of:=[.F22]/4/POWER([.G22];[.$D$4])" office:value-type="float" office:value="29.561774277846">
            <text:p>29.6</text:p>
          </table:table-cell>
          <table:table-cell table:style-name="ce5" office:value-type="float" office:value="327">
            <text:p>327.0</text:p>
          </table:table-cell>
          <table:table-cell table:style-name="ce5" table:formula="of:=1000*[.I22]/[.G22]" office:value-type="float" office:value="61698.1132075472">
            <text:p>61698.1</text:p>
          </table:table-cell>
          <table:table-cell table:style-name="ce5" table:formula="of:=4*[.F22]/(POWER([.I22];[.$D$4]))" office:value-type="float" office:value="26.4034186005057">
            <text:p>26.4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Italy</text:p>
          </table:table-cell>
          <table:table-cell table:style-name="ce5" table:formula="of:=SQRT([.K23]*[.H23])" office:value-type="float" office:value="26.1407194322117">
            <text:p>26.1</text:p>
          </table:table-cell>
          <table:table-cell table:style-name="ce4" table:formula="of:=RANK([.C23];[.C$8:.C$44])" office:value-type="float" office:value="16">
            <text:p>16</text:p>
          </table:table-cell>
          <table:table-cell table:style-name="ce6" office:value-type="string">
            <text:p>G8</text:p>
          </table:table-cell>
          <table:table-cell table:style-name="ce4" office:value-type="float" office:value="1528">
            <text:p>1528</text:p>
          </table:table-cell>
          <table:table-cell table:style-name="ce5" office:value-type="float" office:value="60.9">
            <text:p>60.9</text:p>
          </table:table-cell>
          <table:table-cell table:style-name="ce5" table:formula="of:=[.F23]/4/POWER([.G23];[.$D$4])" office:value-type="float" office:value="21.51945449669">
            <text:p>21.5</text:p>
          </table:table-cell>
          <table:table-cell table:style-name="ce5" office:value-type="float" office:value="1834">
            <text:p>1834.0</text:p>
          </table:table-cell>
          <table:table-cell table:style-name="ce5" table:formula="of:=1000*[.I23]/[.G23]" office:value-type="float" office:value="30114.9425287356">
            <text:p>30114.9</text:p>
          </table:table-cell>
          <table:table-cell table:style-name="ce5" table:formula="of:=4*[.F23]/(POWER([.I23];[.$D$4]))" office:value-type="float" office:value="31.7543928698899">
            <text:p>31.8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South Africa</text:p>
          </table:table-cell>
          <table:table-cell table:style-name="ce5" table:formula="of:=SQRT([.K24]*[.H24])" office:value-type="float" office:value="25.0383579417793">
            <text:p>25.0</text:p>
          </table:table-cell>
          <table:table-cell table:style-name="ce4" table:formula="of:=RANK([.C24];[.C$8:.C$44])" office:value-type="float" office:value="17">
            <text:p>17</text:p>
          </table:table-cell>
          <table:table-cell table:style-name="ce6" office:value-type="string">
            <text:p>G20</text:p>
          </table:table-cell>
          <table:table-cell table:style-name="ce4" office:value-type="float" office:value="920">
            <text:p>920</text:p>
          </table:table-cell>
          <table:table-cell table:style-name="ce5" office:value-type="float" office:value="51.2">
            <text:p>51.2</text:p>
          </table:table-cell>
          <table:table-cell table:style-name="ce5" table:formula="of:=[.F24]/4/POWER([.G24];[.$D$4])" office:value-type="float" office:value="14.6298159771075">
            <text:p>14.6</text:p>
          </table:table-cell>
          <table:table-cell table:style-name="ce5" office:value-type="float" office:value="579">
            <text:p>579.0</text:p>
          </table:table-cell>
          <table:table-cell table:style-name="ce5" table:formula="of:=1000*[.I24]/[.G24]" office:value-type="float" office:value="11308.59375">
            <text:p>11308.6</text:p>
          </table:table-cell>
          <table:table-cell table:style-name="ce5" table:formula="of:=4*[.F24]/(POWER([.I24];[.$D$4]))" office:value-type="float" office:value="42.8521704853742">
            <text:p>42.9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Japan</text:p>
          </table:table-cell>
          <table:table-cell table:style-name="ce5" table:formula="of:=SQRT([.K25]*[.H25])" office:value-type="float" office:value="23.9269398314241">
            <text:p>23.9</text:p>
          </table:table-cell>
          <table:table-cell table:style-name="ce4" table:formula="of:=RANK([.C25];[.C$8:.C$44])" office:value-type="float" office:value="18">
            <text:p>18</text:p>
          </table:table-cell>
          <table:table-cell table:style-name="ce6" office:value-type="string">
            <text:p>G8</text:p>
          </table:table-cell>
          <table:table-cell table:style-name="ce4" office:value-type="float" office:value="2503">
            <text:p>2503</text:p>
          </table:table-cell>
          <table:table-cell table:style-name="ce5" office:value-type="float" office:value="127.6">
            <text:p>127.6</text:p>
          </table:table-cell>
          <table:table-cell table:style-name="ce5" table:formula="of:=[.F25]/4/POWER([.G25];[.$D$4])" office:value-type="float" office:value="21.004163304609">
            <text:p>21.0</text:p>
          </table:table-cell>
          <table:table-cell table:style-name="ce5" office:value-type="float" office:value="4617">
            <text:p>4617.0</text:p>
          </table:table-cell>
          <table:table-cell table:style-name="ce5" table:formula="of:=1000*[.I25]/[.G25]" office:value-type="float" office:value="36183.3855799373">
            <text:p>36183.4</text:p>
          </table:table-cell>
          <table:table-cell table:style-name="ce5" table:formula="of:=4*[.F25]/(POWER([.I25];[.$D$4]))" office:value-type="float" office:value="27.2564272803461">
            <text:p>27.3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4" office:value-type="string">
            <text:p>Spain</text:p>
          </table:table-cell>
          <table:table-cell table:style-name="ce5" table:formula="of:=SQRT([.K26]*[.H26])" office:value-type="float" office:value="23.6442190364921">
            <text:p>23.6</text:p>
          </table:table-cell>
          <table:table-cell table:style-name="ce4" table:formula="of:=RANK([.C26];[.C$8:.C$44])" office:value-type="float" office:value="19">
            <text:p>19</text:p>
          </table:table-cell>
          <table:table-cell table:style-name="ce6"/>
          <table:table-cell table:style-name="ce4" office:value-type="float" office:value="1153">
            <text:p>1153</text:p>
          </table:table-cell>
          <table:table-cell table:style-name="ce5" office:value-type="float" office:value="47.3">
            <text:p>47.3</text:p>
          </table:table-cell>
          <table:table-cell table:style-name="ce5" table:formula="of:=[.F26]/4/POWER([.G26];[.$D$4])" office:value-type="float" office:value="19.3805687306859">
            <text:p>19.4</text:p>
          </table:table-cell>
          <table:table-cell table:style-name="ce5" office:value-type="float" office:value="1407">
            <text:p>1407.0</text:p>
          </table:table-cell>
          <table:table-cell table:style-name="ce5" table:formula="of:=1000*[.I26]/[.G26]" office:value-type="float" office:value="29746.3002114165">
            <text:p>29746.3</text:p>
          </table:table-cell>
          <table:table-cell table:style-name="ce5" table:formula="of:=4*[.F26]/(POWER([.I26];[.$D$4]))" office:value-type="float" office:value="28.8458559505767">
            <text:p>28.8</text:p>
          </table:table-cell>
          <table:table-cell/>
          <table:table-cell table:style-name="ce2" table:number-columns-repeated="1012"/>
        </table:table-row>
        <table:table-row table:style-name="ro3">
          <table:table-cell/>
          <table:table-cell table:style-name="ce4" office:value-type="string">
            <text:p>Brazil</text:p>
          </table:table-cell>
          <table:table-cell table:style-name="ce5" table:formula="of:=SQRT([.K27]*[.H27])" office:value-type="float" office:value="23.4828846384052">
            <text:p>23.5</text:p>
          </table:table-cell>
          <table:table-cell table:style-name="ce4" table:formula="of:=RANK([.C27];[.C$8:.C$44])" office:value-type="float" office:value="20">
            <text:p>20</text:p>
          </table:table-cell>
          <table:table-cell table:style-name="ce6" office:value-type="string">
            <text:p>G20</text:p>
          </table:table-cell>
          <table:table-cell table:style-name="ce4" office:value-type="float" office:value="2270">
            <text:p>2270</text:p>
          </table:table-cell>
          <table:table-cell table:style-name="ce5" office:value-type="float" office:value="198.7">
            <text:p>198.7</text:p>
          </table:table-cell>
          <table:table-cell table:style-name="ce5" table:formula="of:=[.F27]/4/POWER([.G27];[.$D$4])" office:value-type="float" office:value="13.9709956968875">
            <text:p>14.0</text:p>
          </table:table-cell>
          <table:table-cell table:style-name="ce5" office:value-type="float" office:value="2366">
            <text:p>2366.0</text:p>
          </table:table-cell>
          <table:table-cell table:style-name="ce5" table:formula="of:=1000*[.I27]/[.G27]" office:value-type="float" office:value="11907.3980875692">
            <text:p>11907.4</text:p>
          </table:table-cell>
          <table:table-cell table:style-name="ce5" table:formula="of:=4*[.F27]/(POWER([.I27];[.$D$4]))" office:value-type="float" office:value="39.4707637812457">
            <text:p>39.5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South Korea</text:p>
          </table:table-cell>
          <table:table-cell table:style-name="ce5" table:formula="of:=SQRT([.K28]*[.H28])" office:value-type="float" office:value="21.8720218671333">
            <text:p>21.9</text:p>
          </table:table-cell>
          <table:table-cell table:style-name="ce4" table:formula="of:=RANK([.C28];[.C$8:.C$44])" office:value-type="float" office:value="21">
            <text:p>21</text:p>
          </table:table-cell>
          <table:table-cell table:style-name="ce6" office:value-type="string">
            <text:p>G20</text:p>
          </table:table-cell>
          <table:table-cell table:style-name="ce4" office:value-type="float" office:value="1143">
            <text:p>1143</text:p>
          </table:table-cell>
          <table:table-cell table:style-name="ce5" office:value-type="float" office:value="50">
            <text:p>50.0</text:p>
          </table:table-cell>
          <table:table-cell table:style-name="ce5" table:formula="of:=[.F28]/4/POWER([.G28];[.$D$4])" office:value-type="float" office:value="18.480224212948">
            <text:p>18.5</text:p>
          </table:table-cell>
          <table:table-cell table:style-name="ce5" office:value-type="float" office:value="1622">
            <text:p>1622.0</text:p>
          </table:table-cell>
          <table:table-cell table:style-name="ce5" table:formula="of:=1000*[.I28]/[.G28]" office:value-type="float" office:value="32440">
            <text:p>32440.0</text:p>
          </table:table-cell>
          <table:table-cell table:style-name="ce5" table:formula="of:=4*[.F28]/(POWER([.I28];[.$D$4]))" office:value-type="float" office:value="25.8863385554153">
            <text:p>25.9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Turkey</text:p>
          </table:table-cell>
          <table:table-cell table:style-name="ce5" table:formula="of:=SQRT([.K29]*[.H29])" office:value-type="float" office:value="20.3453533638198">
            <text:p>20.3</text:p>
          </table:table-cell>
          <table:table-cell table:style-name="ce4" table:formula="of:=RANK([.C29];[.C$8:.C$44])" office:value-type="float" office:value="22">
            <text:p>22</text:p>
          </table:table-cell>
          <table:table-cell table:style-name="ce6" office:value-type="string">
            <text:p>G20</text:p>
          </table:table-cell>
          <table:table-cell table:style-name="ce4" office:value-type="float" office:value="1073">
            <text:p>1073</text:p>
          </table:table-cell>
          <table:table-cell table:style-name="ce5" office:value-type="float" office:value="74">
            <text:p>74.0</text:p>
          </table:table-cell>
          <table:table-cell table:style-name="ce5" table:formula="of:=[.F29]/4/POWER([.G29];[.$D$4])" office:value-type="float" office:value="13.1849208435975">
            <text:p>13.2</text:p>
          </table:table-cell>
          <table:table-cell table:style-name="ce5" office:value-type="float" office:value="1125">
            <text:p>1125.0</text:p>
          </table:table-cell>
          <table:table-cell table:style-name="ce5" table:formula="of:=1000*[.I29]/[.G29]" office:value-type="float" office:value="15202.7027027027">
            <text:p>15202.7</text:p>
          </table:table-cell>
          <table:table-cell table:style-name="ce5" table:formula="of:=4*[.F29]/(POWER([.I29];[.$D$4]))" office:value-type="float" office:value="31.3944549541757">
            <text:p>31.4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Argentina</text:p>
          </table:table-cell>
          <table:table-cell table:style-name="ce5" table:formula="of:=SQRT([.K30]*[.H30])" office:value-type="float" office:value="19.3026793311945">
            <text:p>19.3</text:p>
          </table:table-cell>
          <table:table-cell table:style-name="ce4" table:formula="of:=RANK([.C30];[.C$8:.C$44])" office:value-type="float" office:value="23">
            <text:p>23</text:p>
          </table:table-cell>
          <table:table-cell table:style-name="ce6" office:value-type="string">
            <text:p>G20</text:p>
          </table:table-cell>
          <table:table-cell table:style-name="ce4" office:value-type="float" office:value="718">
            <text:p>718</text:p>
          </table:table-cell>
          <table:table-cell table:style-name="ce4" office:value-type="float" office:value="41.1">
            <text:p>41.1</text:p>
          </table:table-cell>
          <table:table-cell table:style-name="ce5" table:formula="of:=[.F30]/4/POWER([.G30];[.$D$4])" office:value-type="float" office:value="13.3160426534004">
            <text:p>13.3</text:p>
          </table:table-cell>
          <table:table-cell table:style-name="ce5" office:value-type="float" office:value="747">
            <text:p>747.0</text:p>
          </table:table-cell>
          <table:table-cell table:style-name="ce5" table:formula="of:=1000*[.I30]/[.G30]" office:value-type="float" office:value="18175.1824817518">
            <text:p>18175.2</text:p>
          </table:table-cell>
          <table:table-cell table:style-name="ce5" table:formula="of:=4*[.F30]/(POWER([.I30];[.$D$4]))" office:value-type="float" office:value="27.9807927220612">
            <text:p>28.0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Mexico</text:p>
          </table:table-cell>
          <table:table-cell table:style-name="ce5" table:formula="of:=SQRT([.K31]*[.H31])" office:value-type="float" office:value="18.7808515076682">
            <text:p>18.8</text:p>
          </table:table-cell>
          <table:table-cell table:style-name="ce4" table:formula="of:=RANK([.C31];[.C$8:.C$44])" office:value-type="float" office:value="24">
            <text:p>24</text:p>
          </table:table-cell>
          <table:table-cell table:style-name="ce6" office:value-type="string">
            <text:p>G20</text:p>
          </table:table-cell>
          <table:table-cell table:style-name="ce4" office:value-type="float" office:value="1340">
            <text:p>1340</text:p>
          </table:table-cell>
          <table:table-cell table:style-name="ce5" office:value-type="float" office:value="112.3">
            <text:p>112.3</text:p>
          </table:table-cell>
          <table:table-cell table:style-name="ce5" table:formula="of:=[.F31]/4/POWER([.G31];[.$D$4])" office:value-type="float" office:value="12.2964281832883">
            <text:p>12.3</text:p>
          </table:table-cell>
          <table:table-cell table:style-name="ce5" office:value-type="float" office:value="1758">
            <text:p>1758.0</text:p>
          </table:table-cell>
          <table:table-cell table:style-name="ce5" table:formula="of:=1000*[.I31]/[.G31]" office:value-type="float" office:value="15654.4968833482">
            <text:p>15654.5</text:p>
          </table:table-cell>
          <table:table-cell table:style-name="ce5" table:formula="of:=4*[.F31]/(POWER([.I31];[.$D$4]))" office:value-type="float" office:value="28.6847837514681">
            <text:p>28.7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Hong Kong</text:p>
          </table:table-cell>
          <table:table-cell table:style-name="ce5" table:formula="of:=SQRT([.K32]*[.H32])" office:value-type="float" office:value="17.748119542485">
            <text:p>17.7</text:p>
          </table:table-cell>
          <table:table-cell table:style-name="ce4" table:formula="of:=RANK([.C32];[.C$8:.C$44])" office:value-type="float" office:value="25">
            <text:p>25</text:p>
          </table:table-cell>
          <table:table-cell table:style-name="ce4"/>
          <table:table-cell table:style-name="ce7" office:value-type="float" office:value="279">
            <text:p>279</text:p>
          </table:table-cell>
          <table:table-cell table:style-name="ce5" office:value-type="float" office:value="7.2">
            <text:p>7.2</text:p>
          </table:table-cell>
          <table:table-cell table:style-name="ce5" table:formula="of:=[.F32]/4/POWER([.G32];[.$D$4])" office:value-type="float" office:value="17.5150533479096">
            <text:p>17.5</text:p>
          </table:table-cell>
          <table:table-cell table:style-name="ce5" office:value-type="float" office:value="364">
            <text:p>364.0</text:p>
          </table:table-cell>
          <table:table-cell table:style-name="ce5" table:formula="of:=1000*[.I32]/[.G32]" office:value-type="float" office:value="50555.5555555556">
            <text:p>50555.6</text:p>
          </table:table-cell>
          <table:table-cell table:style-name="ce5" table:formula="of:=4*[.F32]/(POWER([.I32];[.$D$4]))" office:value-type="float" office:value="17.9842870608175">
            <text:p>18.0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Iran</text:p>
          </table:table-cell>
          <table:table-cell table:style-name="ce5" table:formula="of:=SQRT([.K33]*[.H33])" office:value-type="float" office:value="16.8419848120584">
            <text:p>16.8</text:p>
          </table:table-cell>
          <table:table-cell table:style-name="ce4" table:formula="of:=RANK([.C33];[.C$8:.C$44])" office:value-type="float" office:value="26">
            <text:p>26</text:p>
          </table:table-cell>
          <table:table-cell table:style-name="ce4"/>
          <table:table-cell table:style-name="ce7" office:value-type="float" office:value="863">
            <text:p>863</text:p>
          </table:table-cell>
          <table:table-cell table:style-name="ce5" office:value-type="float" office:value="76.9">
            <text:p>76.9</text:p>
          </table:table-cell>
          <table:table-cell table:style-name="ce5" table:formula="of:=[.F33]/4/POWER([.G33];[.$D$4])" office:value-type="float" office:value="10.3229153612644">
            <text:p>10.3</text:p>
          </table:table-cell>
          <table:table-cell table:style-name="ce5" office:value-type="float" office:value="997">
            <text:p>997.0</text:p>
          </table:table-cell>
          <table:table-cell table:style-name="ce5" table:formula="of:=1000*[.I33]/[.G33]" office:value-type="float" office:value="12964.8894668401">
            <text:p>12964.9</text:p>
          </table:table-cell>
          <table:table-cell table:style-name="ce5" table:formula="of:=4*[.F33]/(POWER([.I33];[.$D$4]))" office:value-type="float" office:value="27.4779403378603">
            <text:p>27.5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Chile</text:p>
          </table:table-cell>
          <table:table-cell table:style-name="ce5" table:formula="of:=SQRT([.K34]*[.H34])" office:value-type="float" office:value="13.4344289736593">
            <text:p>13.4</text:p>
          </table:table-cell>
          <table:table-cell table:style-name="ce4" table:formula="of:=RANK([.C34];[.C$8:.C$44])" office:value-type="float" office:value="27">
            <text:p>27</text:p>
          </table:table-cell>
          <table:table-cell table:style-name="ce6"/>
          <table:table-cell table:style-name="ce4" office:value-type="float" office:value="259">
            <text:p>259</text:p>
          </table:table-cell>
          <table:table-cell table:style-name="ce5" office:value-type="float" office:value="17.5">
            <text:p>17.5</text:p>
          </table:table-cell>
          <table:table-cell table:style-name="ce5" table:formula="of:=[.F34]/4/POWER([.G34];[.$D$4])" office:value-type="float" office:value="8.73198817025523">
            <text:p>8.7</text:p>
          </table:table-cell>
          <table:table-cell table:style-name="ce5" office:value-type="float" office:value="268.3">
            <text:p>268.3</text:p>
          </table:table-cell>
          <table:table-cell table:style-name="ce5" table:formula="of:=1000*[.I34]/[.G34]" office:value-type="float" office:value="15331.4285714286">
            <text:p>15331.4</text:p>
          </table:table-cell>
          <table:table-cell table:style-name="ce5" table:formula="of:=4*[.F34]/(POWER([.I34];[.$D$4]))" office:value-type="float" office:value="20.6692769537983">
            <text:p>20.7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Egypt</text:p>
          </table:table-cell>
          <table:table-cell table:style-name="ce5" table:formula="of:=SQRT([.K35]*[.H35])" office:value-type="float" office:value="12.0897445741262">
            <text:p>12.1</text:p>
          </table:table-cell>
          <table:table-cell table:style-name="ce4" table:formula="of:=RANK([.C35];[.C$8:.C$44])" office:value-type="float" office:value="28">
            <text:p>28</text:p>
          </table:table-cell>
          <table:table-cell table:style-name="ce4"/>
          <table:table-cell table:style-name="ce7" office:value-type="float" office:value="514">
            <text:p>514</text:p>
          </table:table-cell>
          <table:table-cell table:style-name="ce5" office:value-type="float" office:value="83.6">
            <text:p>83.6</text:p>
          </table:table-cell>
          <table:table-cell table:style-name="ce5" table:formula="of:=[.F35]/4/POWER([.G35];[.$D$4])" office:value-type="float" office:value="5.79907510552455">
            <text:p>5.8</text:p>
          </table:table-cell>
          <table:table-cell table:style-name="ce5" office:value-type="float" office:value="538">
            <text:p>538.0</text:p>
          </table:table-cell>
          <table:table-cell table:style-name="ce5" table:formula="of:=1000*[.I35]/[.G35]" office:value-type="float" office:value="6435.40669856459">
            <text:p>6435.4</text:p>
          </table:table-cell>
          <table:table-cell table:style-name="ce5" table:formula="of:=4*[.F35]/(POWER([.I35];[.$D$4]))" office:value-type="float" office:value="25.2043509021585">
            <text:p>25.2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Uruguay</text:p>
          </table:table-cell>
          <table:table-cell table:style-name="ce5" table:formula="of:=SQRT([.K36]*[.H36])" office:value-type="float" office:value="11.2835403965413">
            <text:p>11.3</text:p>
          </table:table-cell>
          <table:table-cell table:style-name="ce4" table:formula="of:=RANK([.C36];[.C$8:.C$44])" office:value-type="float" office:value="29">
            <text:p>29</text:p>
          </table:table-cell>
          <table:table-cell table:style-name="ce4"/>
          <table:table-cell table:style-name="ce7" office:value-type="float" office:value="69">
            <text:p>69</text:p>
          </table:table-cell>
          <table:table-cell table:style-name="ce5" office:value-type="float" office:value="3.3">
            <text:p>3.3</text:p>
          </table:table-cell>
          <table:table-cell table:style-name="ce5" table:formula="of:=[.F36]/4/POWER([.G36];[.$D$4])" office:value-type="float" office:value="7.47875560775253">
            <text:p>7.5</text:p>
          </table:table-cell>
          <table:table-cell table:style-name="ce5" office:value-type="float" office:value="53.5">
            <text:p>53.5</text:p>
          </table:table-cell>
          <table:table-cell table:style-name="ce5" table:formula="of:=1000*[.I36]/[.G36]" office:value-type="float" office:value="16212.1212121212">
            <text:p>16212.1</text:p>
          </table:table-cell>
          <table:table-cell table:style-name="ce5" table:formula="of:=4*[.F36]/(POWER([.I36];[.$D$4]))" office:value-type="float" office:value="17.0239931023285">
            <text:p>17.0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China</text:p>
          </table:table-cell>
          <table:table-cell table:style-name="ce5" table:formula="of:=SQRT([.K37]*[.H37])" office:value-type="float" office:value="10.099064790276">
            <text:p>10.1</text:p>
          </table:table-cell>
          <table:table-cell table:style-name="ce4" table:formula="of:=RANK([.C37];[.C$8:.C$44])" office:value-type="float" office:value="30">
            <text:p>30</text:p>
          </table:table-cell>
          <table:table-cell table:style-name="ce6" office:value-type="string">
            <text:p>G20</text:p>
          </table:table-cell>
          <table:table-cell table:style-name="ce4" office:value-type="float" office:value="3408">
            <text:p>3408</text:p>
          </table:table-cell>
          <table:table-cell table:style-name="ce5" office:value-type="float" office:value="1351">
            <text:p>1351.0</text:p>
          </table:table-cell>
          <table:table-cell table:style-name="ce5" table:formula="of:=[.F37]/4/POWER([.G37];[.$D$4])" office:value-type="float" office:value="5.4825279002244">
            <text:p>5.5</text:p>
          </table:table-cell>
          <table:table-cell table:style-name="ce5" office:value-type="float" office:value="12383">
            <text:p>12383.0</text:p>
          </table:table-cell>
          <table:table-cell table:style-name="ce5" table:formula="of:=1000*[.I37]/[.G37]" office:value-type="float" office:value="9165.80310880829">
            <text:p>9165.8</text:p>
          </table:table-cell>
          <table:table-cell table:style-name="ce5" table:formula="of:=4*[.F37]/(POWER([.I37];[.$D$4]))" office:value-type="float" office:value="18.602934904174">
            <text:p>18.6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Taiwan</text:p>
          </table:table-cell>
          <table:table-cell table:style-name="ce5" table:formula="of:=SQRT([.K38]*[.H38])" office:value-type="float" office:value="9.16480755764004">
            <text:p>9.2</text:p>
          </table:table-cell>
          <table:table-cell table:style-name="ce4" table:formula="of:=RANK([.C38];[.C$8:.C$44])" office:value-type="float" office:value="31">
            <text:p>31</text:p>
          </table:table-cell>
          <table:table-cell table:style-name="ce4"/>
          <table:table-cell table:style-name="ce7" office:value-type="float" office:value="299">
            <text:p>299</text:p>
          </table:table-cell>
          <table:table-cell table:style-name="ce5" office:value-type="float" office:value="23.4">
            <text:p>23.4</text:p>
          </table:table-cell>
          <table:table-cell table:style-name="ce5" table:formula="of:=[.F38]/4/POWER([.G38];[.$D$4])" office:value-type="float" office:value="8.2254581449697">
            <text:p>8.2</text:p>
          </table:table-cell>
          <table:table-cell table:style-name="ce5" office:value-type="float" office:value="902">
            <text:p>902.0</text:p>
          </table:table-cell>
          <table:table-cell table:style-name="ce5" table:formula="of:=1000*[.I38]/[.G38]" office:value-type="float" office:value="38547.0085470085">
            <text:p>38547.0</text:p>
          </table:table-cell>
          <table:table-cell table:style-name="ce5" table:formula="of:=4*[.F38]/(POWER([.I38];[.$D$4]))" office:value-type="float" office:value="10.211430912203">
            <text:p>10.2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Indonesia</text:p>
          </table:table-cell>
          <table:table-cell table:style-name="ce5" table:formula="of:=SQRT([.K39]*[.H39])" office:value-type="float" office:value="8.16679394504902">
            <text:p>8.2</text:p>
          </table:table-cell>
          <table:table-cell table:style-name="ce4" table:formula="of:=RANK([.C39];[.C$8:.C$44])" office:value-type="float" office:value="32">
            <text:p>32</text:p>
          </table:table-cell>
          <table:table-cell table:style-name="ce6" office:value-type="string">
            <text:p>G20</text:p>
          </table:table-cell>
          <table:table-cell table:style-name="ce4" office:value-type="float" office:value="674">
            <text:p>674</text:p>
          </table:table-cell>
          <table:table-cell table:style-name="ce5" office:value-type="float" office:value="246.9">
            <text:p>246.9</text:p>
          </table:table-cell>
          <table:table-cell table:style-name="ce5" table:formula="of:=[.F39]/4/POWER([.G39];[.$D$4])" office:value-type="float" office:value="3.56315850615638">
            <text:p>3.6</text:p>
          </table:table-cell>
          <table:table-cell table:style-name="ce5" office:value-type="float" office:value="1212">
            <text:p>1212.0</text:p>
          </table:table-cell>
          <table:table-cell table:style-name="ce5" table:formula="of:=1000*[.I39]/[.G39]" office:value-type="float" office:value="4908.86998784933">
            <text:p>4908.9</text:p>
          </table:table-cell>
          <table:table-cell table:style-name="ce5" table:formula="of:=4*[.F39]/(POWER([.I39];[.$D$4]))" office:value-type="float" office:value="18.7183711377566">
            <text:p>18.7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Thailand</text:p>
          </table:table-cell>
          <table:table-cell table:style-name="ce5" table:formula="of:=SQRT([.K40]*[.H40])" office:value-type="float" office:value="8.03255172115543">
            <text:p>8.0</text:p>
          </table:table-cell>
          <table:table-cell table:style-name="ce4" table:formula="of:=RANK([.C40];[.C$8:.C$44])" office:value-type="float" office:value="33">
            <text:p>33</text:p>
          </table:table-cell>
          <table:table-cell table:style-name="ce4"/>
          <table:table-cell table:style-name="ce7" office:value-type="float" office:value="335">
            <text:p>335</text:p>
          </table:table-cell>
          <table:table-cell table:style-name="ce5" office:value-type="float" office:value="65.9">
            <text:p>65.9</text:p>
          </table:table-cell>
          <table:table-cell table:style-name="ce5" table:formula="of:=[.F40]/4/POWER([.G40];[.$D$4])" office:value-type="float" office:value="4.46441979898748">
            <text:p>4.5</text:p>
          </table:table-cell>
          <table:table-cell table:style-name="ce5" office:value-type="float" office:value="646">
            <text:p>646.0</text:p>
          </table:table-cell>
          <table:table-cell table:style-name="ce5" table:formula="of:=1000*[.I40]/[.G40]" office:value-type="float" office:value="9802.73141122913">
            <text:p>9802.7</text:p>
          </table:table-cell>
          <table:table-cell table:style-name="ce5" table:formula="of:=4*[.F40]/(POWER([.I40];[.$D$4]))" office:value-type="float" office:value="14.452468642772">
            <text:p>14.5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Pakistan</text:p>
          </table:table-cell>
          <table:table-cell table:style-name="ce5" table:formula="of:=SQRT([.K41]*[.H41])" office:value-type="float" office:value="5.95839788021607">
            <text:p>6.0</text:p>
          </table:table-cell>
          <table:table-cell table:style-name="ce4" table:formula="of:=RANK([.C41];[.C$8:.C$44])" office:value-type="float" office:value="34">
            <text:p>34</text:p>
          </table:table-cell>
          <table:table-cell table:style-name="ce6"/>
          <table:table-cell table:style-name="ce7" office:value-type="float" office:value="329">
            <text:p>329</text:p>
          </table:table-cell>
          <table:table-cell table:style-name="ce5" office:value-type="float" office:value="184.3">
            <text:p>184.3</text:p>
          </table:table-cell>
          <table:table-cell table:style-name="ce5" table:formula="of:=[.F41]/4/POWER([.G41];[.$D$4])" office:value-type="float" office:value="2.13436245118274">
            <text:p>2.1</text:p>
          </table:table-cell>
          <table:table-cell table:style-name="ce5" office:value-type="float" office:value="515">
            <text:p>515.0</text:p>
          </table:table-cell>
          <table:table-cell table:style-name="ce5" table:formula="of:=1000*[.I41]/[.G41]" office:value-type="float" office:value="2794.35702658709">
            <text:p>2794.4</text:p>
          </table:table-cell>
          <table:table-cell table:style-name="ce5" table:formula="of:=4*[.F41]/(POWER([.I41];[.$D$4]))" office:value-type="float" office:value="16.6337752424805">
            <text:p>16.6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Saudi Arabia</text:p>
          </table:table-cell>
          <table:table-cell table:style-name="ce5" table:formula="of:=SQRT([.K42]*[.H42])" office:value-type="float" office:value="2.45769712681636">
            <text:p>2.5</text:p>
          </table:table-cell>
          <table:table-cell table:style-name="ce4" table:formula="of:=RANK([.C42];[.C$8:.C$44])" office:value-type="float" office:value="35">
            <text:p>35</text:p>
          </table:table-cell>
          <table:table-cell table:style-name="ce6" office:value-type="string">
            <text:p>G20</text:p>
          </table:table-cell>
          <table:table-cell table:style-name="ce4" office:value-type="float" office:value="80">
            <text:p>80</text:p>
          </table:table-cell>
          <table:table-cell table:style-name="ce5" office:value-type="float" office:value="28.3">
            <text:p>28.3</text:p>
          </table:table-cell>
          <table:table-cell table:style-name="ce5" table:formula="of:=[.F42]/4/POWER([.G42];[.$D$4])" office:value-type="float" office:value="1.92654647778827">
            <text:p>1.9</text:p>
          </table:table-cell>
          <table:table-cell table:style-name="ce5" office:value-type="float" office:value="741">
            <text:p>741.0</text:p>
          </table:table-cell>
          <table:table-cell table:style-name="ce5" table:formula="of:=1000*[.I42]/[.G42]" office:value-type="float" office:value="26183.7455830389">
            <text:p>26183.7</text:p>
          </table:table-cell>
          <table:table-cell table:style-name="ce5" table:formula="of:=4*[.F42]/(POWER([.I42];[.$D$4]))" office:value-type="float" office:value="3.13528650193575">
            <text:p>3.1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Qatar</text:p>
          </table:table-cell>
          <table:table-cell table:style-name="ce5" table:formula="of:=SQRT([.K43]*[.H43])" office:value-type="float" office:value="1.02038624404267">
            <text:p>1.0</text:p>
          </table:table-cell>
          <table:table-cell table:style-name="ce4" table:formula="of:=RANK([.C43];[.C$8:.C$44])" office:value-type="float" office:value="36">
            <text:p>36</text:p>
          </table:table-cell>
          <table:table-cell table:style-name="ce4"/>
          <table:table-cell table:style-name="ce7" office:value-type="float" office:value="8">
            <text:p>8</text:p>
          </table:table-cell>
          <table:table-cell table:style-name="ce5" office:value-type="float" office:value="1.9">
            <text:p>1.9</text:p>
          </table:table-cell>
          <table:table-cell table:style-name="ce5" table:formula="of:=[.F43]/4/POWER([.G43];[.$D$4])" office:value-type="float" office:value="1.276152204381">
            <text:p>1.3</text:p>
          </table:table-cell>
          <table:table-cell table:style-name="ce5" office:value-type="float" office:value="189">
            <text:p>189.0</text:p>
          </table:table-cell>
          <table:table-cell table:style-name="ce5" table:formula="of:=1000*[.I43]/[.G43]" office:value-type="float" office:value="99473.6842105263">
            <text:p>99473.7</text:p>
          </table:table-cell>
          <table:table-cell table:style-name="ce5" table:formula="of:=4*[.F43]/(POWER([.I43];[.$D$4]))" office:value-type="float" office:value="0.815880804387703">
            <text:p>0.8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B8:Sheet1.L43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 Douglas</meta:initial-creator>
    <meta:creation-date>2013-09-24T16:41:39</meta:creation-date>
    <dc:date>2013-09-24T22:39:08</dc:date>
    <dc:creator>Bert Douglas</dc:creator>
    <meta:editing-duration>PT5H48M15S</meta:editing-duration>
    <meta:editing-cycles>11</meta:editing-cycles>
    <meta:generator>LibreOffice/3.5$Linux_X86_64 LibreOffice_project/350m1$Build-2</meta:generator>
    <meta:document-statistic meta:table-count="3" meta:cell-count="356" meta:object-count="0"/>
  </office:meta>
</office:document-meta>
</file>